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style:style>
    <style:style style:name="AllHeaderPageNumber" style:family="text">
      <style:text-properties/>
    </style:style>
    <style:style style:name="AllHeaderPageRight" style:family="text">
      <style:text-properties/>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7-26T15:42:16</meta:creation-date>
    <dc:creator>karthik</dc:creator>
    <dc:date>2010-07-26T15:42:16</dc:date>
    <meta:editing-cycles>1</meta:editing-cycles>
    <meta:editing-duration>PT2M27S</meta:editing-duration>
    <meta:AssemblyVersion Assembly-Version="OpenOfficeConvert 0.6.3.2243"/>
    <meta:Created-By Created-By="ReSharper 4.1.933.3"/>
    <meta:user-defined meta:name="Assembly-Version">OpenOfficeConvert 0.6.3.2243</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RapidSVN\PublishingSolution\Test\PsExport\TestFiles\Output\T9\T9"

'Changed On Jul-20-2010 for TD-1485(If user unchecks box to run guideword macro, macro runs anyway)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